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5">
      <style:text-properties style:font-name="Arial" officeooo:paragraph-rsid="0023b9e8"/>
    </style:style>
    <style:style style:name="P2" style:family="paragraph" style:parent-style-name="Standard">
      <style:text-properties officeooo:paragraph-rsid="001cc729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" fo:font-size="12pt" officeooo:paragraph-rsid="0023b9e8" style:font-name-asian="Arial Unicode MS" style:font-size-asian="12pt" style:font-name-complex="Arial" style:font-size-complex="12pt"/>
    </style:style>
    <style:style style:name="P4" style:family="paragraph" style:parent-style-name="Standard">
      <style:text-properties officeooo:paragraph-rsid="0023b9e8"/>
    </style:style>
    <style:style style:name="P5" style:family="paragraph" style:parent-style-name="Standard" style:list-style-name="L13">
      <style:paragraph-properties fo:margin-top="0cm" fo:margin-bottom="0cm" style:contextual-spacing="false" fo:line-height="100%" fo:text-align="justify" style:justify-single-word="false"/>
      <style:text-properties style:use-window-font-color="true" style:font-name="Arial" fo:font-size="12pt" fo:language="es" fo:country="ES" officeooo:paragraph-rsid="0023b9e8" style:font-name-asian="Arial Unicode MS" style:font-size-asian="12pt" style:font-name-complex="Arial" style:font-size-complex="12pt"/>
    </style:style>
    <style:style style:name="P6" style:family="paragraph" style:parent-style-name="Text_20_body">
      <style:text-properties style:font-name="Arial" officeooo:paragraph-rsid="0023b9e8"/>
    </style:style>
    <style:style style:name="P7" style:family="paragraph" style:parent-style-name="Text_20_body" style:list-style-name="L10">
      <style:text-properties style:font-name="Arial" officeooo:paragraph-rsid="0023b9e8"/>
    </style:style>
    <style:style style:name="P8" style:family="paragraph" style:parent-style-name="Text_20_body" style:list-style-name="L14">
      <style:text-properties style:font-name="Arial" officeooo:paragraph-rsid="0023b9e8"/>
    </style:style>
    <style:style style:name="P9" style:family="paragraph" style:parent-style-name="Text_20_body" style:list-style-name="L13">
      <style:text-properties style:use-window-font-color="true" style:font-name="Arial" fo:font-size="12pt" officeooo:paragraph-rsid="0023b9e8" style:font-size-asian="12pt" style:font-size-complex="12pt"/>
    </style:style>
    <style:style style:name="P10" style:family="paragraph" style:parent-style-name="Text_20_body" style:list-style-name="L13">
      <style:text-properties style:use-window-font-color="true" style:font-name="Arial" fo:font-size="12pt" fo:language="es" fo:country="ES" officeooo:paragraph-rsid="0023b9e8" style:font-name-asian="Arial Unicode MS" style:font-size-asian="12pt" style:font-name-complex="Arial" style:font-size-complex="12pt"/>
    </style:style>
    <style:style style:name="P11" style:family="paragraph" style:parent-style-name="Text_20_body" style:list-style-name="L10">
      <style:paragraph-properties fo:margin-top="0cm" fo:margin-bottom="0cm" style:contextual-spacing="false"/>
      <style:text-properties style:font-name="Arial" officeooo:paragraph-rsid="0023b9e8"/>
    </style:style>
    <style:style style:name="P12" style:family="paragraph" style:parent-style-name="Text_20_body" style:list-style-name="L14">
      <style:paragraph-properties fo:margin-top="0cm" fo:margin-bottom="0cm" style:contextual-spacing="false"/>
      <style:text-properties style:font-name="Arial" officeooo:paragraph-rsid="0023b9e8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P16" style:family="paragraph" style:parent-style-name="Table_20_Contents">
      <style:text-properties officeooo:paragraph-rsid="001cc729"/>
    </style:style>
    <style:style style:name="P17" style:family="paragraph" style:parent-style-name="Heading_20_3">
      <style:text-properties style:font-name="Arial" officeooo:paragraph-rsid="0023b9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T4" style:family="text">
      <style:text-properties style:font-size-asian="10.5pt"/>
    </style:style>
    <style:style style:name="T5" style:family="text">
      <style:text-properties fo:language="es" fo:country="ES" style:font-name-asian="Arial Unicode MS" style:font-name-complex="Ari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Zeichenformat" style:num-suffix="." style:num-format="1">
        <style:list-level-properties text:space-before="0.748cm" text:min-label-width="0.499cm"/>
      </text:list-level-style-number>
      <text:list-level-style-number text:level="2" text:style-name="Zeichenformat" style:num-suffix="." style:num-format="1">
        <style:list-level-properties text:space-before="1.995cm" text:min-label-width="0.499cm"/>
      </text:list-level-style-number>
      <text:list-level-style-number text:level="3" text:style-name="Zeichenformat" style:num-suffix="." style:num-format="1">
        <style:list-level-properties text:space-before="3.242cm" text:min-label-width="0.499cm"/>
      </text:list-level-style-number>
      <text:list-level-style-number text:level="4" text:style-name="Zeichenformat" style:num-suffix="." style:num-format="1">
        <style:list-level-properties text:space-before="4.489cm" text:min-label-width="0.499cm"/>
      </text:list-level-style-number>
      <text:list-level-style-number text:level="5" text:style-name="Zeichenformat" style:num-suffix="." style:num-format="1">
        <style:list-level-properties text:space-before="5.736cm" text:min-label-width="0.499cm"/>
      </text:list-level-style-number>
      <text:list-level-style-number text:level="6" text:style-name="Zeichenformat" style:num-suffix="." style:num-format="1">
        <style:list-level-properties text:space-before="6.983cm" text:min-label-width="0.499cm"/>
      </text:list-level-style-number>
      <text:list-level-style-number text:level="7" text:style-name="Zeichenformat" style:num-suffix="." style:num-format="1">
        <style:list-level-properties text:space-before="8.23cm" text:min-label-width="0.499cm"/>
      </text:list-level-style-number>
      <text:list-level-style-number text:level="8" text:style-name="Zeichenformat" style:num-suffix="." style:num-format="1">
        <style:list-level-properties text:space-before="9.478cm" text:min-label-width="0.499cm"/>
      </text:list-level-style-number>
      <text:list-level-style-number text:level="9" text:style-name="Zeichenformat" style:num-suffix="." style:num-format="1">
        <style:list-level-properties text:space-before="10.725cm" text:min-label-width="0.499cm"/>
      </text:list-level-style-number>
      <text:list-level-style-number text:level="10" text:style-name="Zeichenformat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h text:style-name="P17" text:outline-level="3">U.T. Nº3: <text:span text:style-name="T4">Seguridad en el hardware. Almacenamiento y recuperación de datos </text:span></text:h>
          </table:table-cell>
        </table:table-row>
        <table:table-row>
          <table:table-cell table:style-name="Tabla7.A2" office:value-type="string">
            <text:h text:style-name="P1" text:outline-level="5">Horas: 20</text:h>
          </table:table-cell>
        </table:table-row>
        <table:table-row>
          <table:table-cell table:style-name="Tabla7.A2" office:value-type="string">
            <text:h text:style-name="P1" text:outline-level="5">Orientaciones</text:h>
          </table:table-cell>
        </table:table-row>
        <table:table-row>
          <table:table-cell table:style-name="Tabla7.A2" office:value-type="string">
            <text:p text:style-name="P6">En esta unidad se dan a conocer una serie de problemas que pueden ser ocasionados por fallos del hardware. Del mismo modo, se muestran una serie de procedimientos y técnicas para almacenar los datos de forma segura y mantener la integridad de la información.</text:p>
            <text:p text:style-name="P6">Además, esta unidad, tratará de concienciar al alumnado sobre la importancia de realizar copias de seguridad de los datos y transmitir los conocimientos básicos para tratar de recuperar la información en caso de desastre. </text:p>
          </table:table-cell>
        </table:table-row>
        <table:table-row>
          <table:table-cell table:style-name="Tabla7.A2" office:value-type="string">
            <text:h text:style-name="P1" text:outline-level="5">Objetivos</text:h>
          </table:table-cell>
        </table:table-row>
        <table:table-row>
          <table:table-cell table:style-name="Tabla7.A2" office:value-type="string">
            <text:p text:style-name="P6">Gestionar dispositivos de almacenamiento describiendo los procedimientos efectuados y aplicando técnicas para asegurar la integridad de la información. (Resultado de aprendizaje 3). </text:p>
            <text:list xml:id="list9044581231" text:style-name="L10">
              <text:list-item>
                <text:p text:style-name="P11">Ser consciente de las consecuencias que puede ocasionar un problema en el hardware de los equipos, conociendo y sabiendo poner en práctica medidas para evitarlos. </text:p>
              </text:list-item>
              <text:list-item>
                <text:p text:style-name="P11">Comprender las diferentes opciones de almacenamiento que proporcionan mayor seguridad ante la pérdida de datos. </text:p>
              </text:list-item>
              <text:list-item>
                <text:p text:style-name="P7">Conocer y saber realizar las diferentes modalidades de copias de seguridad y respaldo que se pueden llevar a cabo para prevenir y recuperarse ante una pérdida de información. </text:p>
              </text:list-item>
            </text:list>
            <text:p text:style-name="P6"/>
          </table:table-cell>
        </table:table-row>
        <table:table-row>
          <table:table-cell table:style-name="Tabla7.A2" office:value-type="string">
            <text:h text:style-name="P1" text:outline-level="5">Criterios de evaluación</text:h>
          </table:table-cell>
        </table:table-row>
        <table:table-row>
          <table:table-cell table:style-name="Tabla7.A2" office:value-type="string">
            <text:p text:style-name="P3">Al finalizar esta unidad, el alumnado demostrará que:</text:p>
            <text:list xml:id="list784632745" text:style-name="L13">
              <text:list-item>
                <text:p text:style-name="P9"><text:span text:style-name="T5">Conoce la importancia del almacenamiento de la información, las copias de seguridad y los distintos tipos de almacenamiento.</text:span> </text:p>
              </text:list-item>
              <text:list-item>
                <text:p text:style-name="P10">Identifica el sistema de almacenamiento idóneo dependiendo de los factores ambientales, económicos,...</text:p>
              </text:list-item>
              <text:list-item>
                <text:p text:style-name="P10">Conoce el concepto de volumen, y sabe diferenciar entre volumen dinámico y volumen básico.</text:p>
              </text:list-item>
              <text:list-item>
                <text:p text:style-name="P10"><text:soft-page-break/>Conoce las tecnologías de almacenamiento redundante y distribuido.</text:p>
              </text:list-item>
              <text:list-item>
                <text:p text:style-name="P10">Identifica y aplica el tipo de almacenamiento, redundante o distribuido, según las necesidades del caso.</text:p>
              </text:list-item>
              <text:list-item>
                <text:p text:style-name="P10">Conoce los distintos tipos de copias de seguridad, la importancia de las mismas y las sabe realizar.</text:p>
              </text:list-item>
              <text:list-item>
                <text:p text:style-name="P5">Saber realizar imágenes de respaldo.</text:p>
              </text:list-item>
            </text:list>
          </table:table-cell>
        </table:table-row>
        <table:table-row>
          <table:table-cell table:style-name="Tabla7.A2" office:value-type="string">
            <text:h text:style-name="P1" text:outline-level="5">Contenidos soporte</text:h>
          </table:table-cell>
        </table:table-row>
        <table:table-row>
          <table:table-cell table:style-name="Tabla7.A2" office:value-type="string">
            <text:p text:style-name="P6">Introducción a la seguridad en el hardware. </text:p>
            <text:list xml:id="list631325445" text:style-name="L14">
              <text:list-item>
                <text:p text:style-name="P12">Monitorización del hardware. </text:p>
              </text:list-item>
              <text:list-item>
                <text:p text:style-name="P12">Sistemas de alimentación ininterrumpida. </text:p>
                <text:list>
                  <text:list-item>
                    <text:p text:style-name="P12">¿Qué es un SAI? </text:p>
                  </text:list-item>
                  <text:list-item>
                    <text:p text:style-name="P12">Tipos de SAI. </text:p>
                  </text:list-item>
                </text:list>
              </text:list-item>
              <text:list-item>
                <text:p text:style-name="P12">Almacenamiento redundante. </text:p>
                <text:list>
                  <text:list-item>
                    <text:p text:style-name="P12">Sistemas de tolerancia a fallos y seguridad física redundante. </text:p>
                  </text:list-item>
                  <text:list-item>
                    <text:p text:style-name="P12">Sistemas RAID. </text:p>
                  </text:list-item>
                  <text:list-item>
                    <text:p text:style-name="P12">Configuraciones o niveles RAID básicos. </text:p>
                  </text:list-item>
                  <text:list-item>
                    <text:p text:style-name="P12">Configuraciones o niveles RAID avanzados. </text:p>
                  </text:list-item>
                  <text:list-item>
                    <text:p text:style-name="P12">RAID en Windows. </text:p>
                  </text:list-item>
                </text:list>
              </text:list-item>
              <text:list-item>
                <text:p text:style-name="P12">Clusters de servidores. </text:p>
                <text:list>
                  <text:list-item>
                    <text:p text:style-name="P12">Clasificación de los clusters. </text:p>
                  </text:list-item>
                  <text:list-item>
                    <text:p text:style-name="P12">Componentes de un cluster. </text:p>
                  </text:list-item>
                </text:list>
              </text:list-item>
              <text:list-item>
                <text:p text:style-name="P12">Almacenamiento externo. </text:p>
                <text:list>
                  <text:list-item>
                    <text:p text:style-name="P12">Cloud Computing. </text:p>
                  </text:list-item>
                  <text:list-item>
                    <text:p text:style-name="P12">NAS. </text:p>
                  </text:list-item>
                  <text:list-item>
                    <text:p text:style-name="P12">SAN. </text:p>
                  </text:list-item>
                </text:list>
                <text:p text:style-name="P12"/>
              </text:list-item>
            </text:list>
            <text:p text:style-name="P6"/>
          </table:table-cell>
        </table:table-row>
        <table:table-row>
          <table:table-cell table:style-name="Tabla7.A2" office:value-type="string">
            <text:h text:style-name="P1" text:outline-level="5">Contenidos organizadores:</text:h>
          </table:table-cell>
        </table:table-row>
        <table:table-row>
          <table:table-cell table:style-name="Tabla7.A2" office:value-type="string">
            <text:list xml:id="list1240905720" text:continue-numbering="true" text:style-name="L14">
              <text:list-item>
                <text:p text:style-name="P12">Copias de seguridad. </text:p>
                <text:list>
                  <text:list-item>
                    <text:p text:style-name="P12">Políticas de copias de seguridad. </text:p>
                  </text:list-item>
                  <text:list-item>
                    <text:p text:style-name="P12">Clasificación. </text:p>
                  </text:list-item>
                  <text:list-item>
                    <text:p text:style-name="P12">Copia de seguridad del registro. </text:p>
                  </text:list-item>
                  <text:list-item>
                    <text:p text:style-name="P12">Copia de seguridad de datos en Windows. </text:p>
                  </text:list-item>
                  <text:list-item>
                    <text:p text:style-name="P12">Copia de seguridad de datos en Linux. </text:p>
                  </text:list-item>
                </text:list>
              </text:list-item>
              <text:list-item>
                <text:p text:style-name="P12">Recuperación de datos. </text:p>
                <text:list>
                  <text:list-item>
                    <text:p text:style-name="P12">Software de recuperación de datos. </text:p>
                  </text:list-item>
                  <text:list-item>
                    <text:p text:style-name="P12">Creación de imágenes del sistema. </text:p>
                  </text:list-item>
                  <text:list-item>
                    <text:p text:style-name="P8">Restauración del sistema. </text:p>
                  </text:list-item>
                </text:list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Zeichenformat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Zeichenformat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Zeichenformat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MP5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4"><text:span text:style-name="MT1">Módulo: </text:span><text:span text:style-name="MT2">0226. Seguridad informática</text:span><text:span text:style-name="MT1"> - SGF</text:span></text:p>
              <text:p text:style-name="MP3"><text:span text:style-name="MT1">Curso:</text:span>2012-13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2-11-12T01:01:45</dc:date>
    <dc:creator>ivan </dc:creator>
    <meta:editing-duration>P0D</meta:editing-duration>
    <meta:editing-cycles>1</meta:editing-cycles>
    <meta:generator>LibreOffice/3.6$Linux_x86 LibreOffice_project/360m1$Build-2</meta:generator>
    <meta:document-statistic meta:table-count="2" meta:image-count="1" meta:object-count="0" meta:page-count="2" meta:paragraph-count="54" meta:word-count="450" meta:character-count="2955" meta:non-whitespace-character-count="2559"/>
  </office:meta>
</office:document-meta>
</file>